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9333in"/>
    </style:style>
    <style:style style:name="Table1.B" style:family="table-column">
      <style:table-column-properties style:column-width="1.0056in"/>
    </style:style>
    <style:style style:name="Table1.C" style:family="table-column">
      <style:table-column-properties style:column-width="3.986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2.4951in"/>
    </style:style>
    <style:style style:name="Table2.B" style:family="table-column">
      <style:table-column-properties style:column-width="0.7646in"/>
    </style:style>
    <style:style style:name="Table2.C" style:family="table-column">
      <style:table-column-properties style:column-width="3.6653in"/>
    </style:style>
    <style:style style:name="Table2.A1" style:family="table-cell">
      <style:table-cell-properties style:vertical-align="middle" fo:padding="0.0194in" fo:border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text:span text:style-name="Strong_20_Emphasis"><text:span text:style-name="T1">Soft Skills: A Developer's Life Manual</text:span></text:span> by John Sonmez</text:p>
          </table:table-cell>
          <table:table-cell table:style-name="Table1.A1" office:value-type="string">
            <text:p text:style-name="Table_20_Contents"><text:a xlink:type="simple" xlink:href="https://pages.clearlydecoded.com/soft-skills-book-discount" office:target-frame-name="_blank" xlink:show="new" text:style-name="Internet_20_link" text:visited-style-name="Visited_20_Internet_20_Link"><text:span text:style-name="Strong_20_Emphasis"><text:span text:style-name="T1">Get 40% off Discount</text:span></text:span></text:a></text:p>
          </table:table-cell>
          <table:table-cell table:style-name="Table1.A1" office:value-type="string">
            <text:p text:style-name="Table_20_Contents"><text:span text:style-name="Strong_20_Emphasis">MY ABSOLUTE TOP PICK FOR SOFTWARE DEVELOPMENT CAREER ADVICE.</text:span> <text:a xlink:type="simple" xlink:href="https://www.facebook.com/notes/coursera-web-dev/this-book-will-help-your-software-development-career/1605484006420395" office:target-frame-name="_blank" xlink:show="new" text:style-name="Internet_20_link" text:visited-style-name="Visited_20_Internet_20_Link">Click here to see my review of the book</text:a>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<text:span text:style-name="Strong_20_Emphasis"><text:span text:style-name="T1">Web Design with HTML, CSS, JavaScript and jQuery Set</text:span></text:span> by Jon Duckett</text:p>
          </table:table-cell>
          <table:table-cell table:style-name="Table2.A1" office:value-type="string">
            <text:p text:style-name="Table_20_Contents"><text:a xlink:type="simple" xlink:href="http://www.amazon.com/Web-Design-HTML-JavaScript-jQuery/dp/1118907442/?tag=coursera-web-dev-20" office:target-frame-name="_blank" xlink:show="new" text:style-name="Internet_20_link" text:visited-style-name="Visited_20_Internet_20_Link"><text:span text:style-name="Strong_20_Emphasis"><text:span text:style-name="T1">Buy on Amazon</text:span></text:span></text:a></text:p>
          </table:table-cell>
          <table:table-cell table:style-name="Table2.A1" office:value-type="string">
            <text:p text:style-name="Table_20_Contents"><text:span text:style-name="Strong_20_Emphasis">MY ABSOLUTE TOP PICK.</text:span> This is a set that combines 2 books for a cheaper price. <text:span text:style-name="Emphasis">Both books are excellent: very visual, easy to look up things in, and get straight to the point without a lot of blah blah.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HTML and CSS: Design and Build Websites</text:span></text:span> by Jon Duckett</text:p>
          </table:table-cell>
          <table:table-cell table:style-name="Table2.A1" office:value-type="string">
            <text:p text:style-name="Table_20_Contents"><text:a xlink:type="simple" xlink:href="http://www.amazon.com/HTML-CSS-Design-Build-Websites/dp/1118871642/?tag=coursera-web-dev-20" office:target-frame-name="_blank" xlink:show="new" text:style-name="Internet_20_link" text:visited-style-name="Visited_20_Internet_20_Link"><text:span text:style-name="Strong_20_Emphasis"><text:span text:style-name="T1">Buy on Amazon</text:span></text:span></text:a></text:p>
          </table:table-cell>
          <table:table-cell table:style-name="Table2.A1" office:value-type="string">
            <text:p text:style-name="Table_20_Contents"><text:span text:style-name="Strong_20_Emphasis">MY TOP PICK FOR HTML/CSS.</text:span> Great book that is very visually oriented. It’s very easy to look through, especially if you are in a hurry.<text:span text:style-name="Emphasis"> It’s also very concise and to the point.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Learning Web Design: A Beginner's Guide to HTML, CSS, JavaScript, and Web Graphics</text:span></text:span> by Jennifer Niederst Robbins</text:p>
          </table:table-cell>
          <table:table-cell table:style-name="Table2.A1" office:value-type="string">
            <text:p text:style-name="Table_20_Contents"><text:a xlink:type="simple" xlink:href="http://www.amazon.com/gp/product/1449319270/?tag=coursera-web-dev-20" office:target-frame-name="_blank" xlink:show="new" text:style-name="Internet_20_link" text:visited-style-name="Visited_20_Internet_20_Link"><text:span text:style-name="Strong_20_Emphasis"><text:span text:style-name="T1">Buy on Amazon</text:span></text:span></text:a></text:p>
          </table:table-cell>
          <table:table-cell table:style-name="Table2.A1" office:value-type="string">
            <text:p text:style-name="Table_20_Contents">A fairly comprehensive book that talks about the code AND the design aspect of web page development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Learning Web App Development</text:span></text:span> by Semmy Purewal</text:p>
          </table:table-cell>
          <table:table-cell table:style-name="Table2.A1" office:value-type="string">
            <text:p text:style-name="Table_20_Contents"><text:a xlink:type="simple" xlink:href="http://www.amazon.com/Learning-Web-Development-Semmy-Purewal/dp/1449370195?tag=coursera-web-dev-20" office:target-frame-name="_blank" xlink:show="new" text:style-name="Internet_20_link" text:visited-style-name="Visited_20_Internet_20_Link"><text:span text:style-name="Strong_20_Emphasis"><text:span text:style-name="T1">Buy on Amazon</text:span></text:span></text:a></text:p>
          </table:table-cell>
          <table:table-cell table:style-name="Table2.A1" office:value-type="string">
            <text:p text:style-name="Table_20_Contents">A student found this book and states that "its close to what is taught in this course". Looks like a great book from first glance and does sound close to what we cover in the course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Mastering Sublime Text</text:span></text:span> by Dan Peleg</text:p>
          </table:table-cell>
          <table:table-cell table:style-name="Table2.A1" office:value-type="string">
            <text:p text:style-name="Table_20_Contents"><text:a xlink:type="simple" xlink:href="http://www.amazon.com/Mastering-Sublime-Text-Dan-Peleg/dp/1849698422/?tag=coursera-web-dev-20" office:target-frame-name="_blank" xlink:show="new" text:style-name="Internet_20_link" text:visited-style-name="Visited_20_Internet_20_Link"><text:span text:style-name="Strong_20_Emphasis"><text:span text:style-name="T1">Buy on Amazon</text:span></text:span></text:a></text:p>
          </table:table-cell>
          <table:table-cell table:style-name="Table2.A1" office:value-type="string">
            <text:p text:style-name="Table_20_Contents">Clear, step by step instructions. <text:span text:style-name="Emphasis">Covers Sublime Text 3!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Pragmatic Guide to Git</text:span></text:span> by Travis Swicegood</text:p>
          </table:table-cell>
          <table:table-cell table:style-name="Table2.A1" office:value-type="string">
            <text:p text:style-name="Table_20_Contents"><text:a xlink:type="simple" xlink:href="http://www.amazon.com/Pragmatic-Guide-Git-Guides/dp/1934356727/?tag=coursera-web-dev-20" office:target-frame-name="_blank" xlink:show="new" text:style-name="Internet_20_link" text:visited-style-name="Visited_20_Internet_20_Link"><text:span text:style-name="Strong_20_Emphasis"><text:span text:style-name="T1">Buy on Amazon</text:span></text:span></text:a></text:p>
          </table:table-cell>
          <table:table-cell table:style-name="Table2.A1" office:value-type="string">
            <text:p text:style-name="Table_20_Contents"><text:span text:style-name="Strong_20_Emphasis">MY TOP PICK FOR GIT.</text:span> I am a BIG fan of pretty much any Pragmatic programming series book. This one is great as well! <text:span text:style-name="Emphasis">Explains the concepts well, so you are not just memorizing commands.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Pro Git</text:span></text:span> by Scott Chacon and Ben Straub</text:p>
          </table:table-cell>
          <table:table-cell table:style-name="Table2.A1" office:value-type="string">
            <text:p text:style-name="Table_20_Contents"><text:a xlink:type="simple" xlink:href="http://www.amazon.com/Pro-Git-Scott-Chacon/dp/1484200772/?tag=coursera-web-dev-20" office:target-frame-name="_blank" xlink:show="new" text:style-name="Internet_20_link" text:visited-style-name="Visited_20_Internet_20_Link"><text:span text:style-name="Strong_20_Emphasis"><text:span text:style-name="T1">Buy on Amazon</text:span></text:span></text:a></text:p>
          </table:table-cell>
          <table:table-cell table:style-name="Table2.A1" office:value-type="string">
            <text:p text:style-name="Table_20_Contents">Explains things pretty well. You can <text:span text:style-name="Strong_20_Emphasis">read it for free</text:span> online <text:a xlink:type="simple" xlink:href="https://git-scm.com/book/en/v2" office:target-frame-name="_blank" xlink:show="new" text:style-name="Internet_20_link" text:visited-style-name="Visited_20_Internet_20_Link">here</text:a>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JavaScript: The Definitive Guide: Activate Your Web Pages</text:span></text:span> by David Flanagan</text:p>
          </table:table-cell>
          <table:table-cell table:style-name="Table2.A1" office:value-type="string">
            <text:p text:style-name="Table_20_Contents"><text:a xlink:type="simple" xlink:href="http://www.amazon.com/JavaScript-Definitive-Guide-Activate-Guides/dp/0596805527/?tag=coursera-web-dev-20" office:target-frame-name="_blank" xlink:show="new" text:style-name="Internet_20_link" text:visited-style-name="Visited_20_Internet_20_Link"><text:span text:style-name="Strong_20_Emphasis"><text:span text:style-name="T1">Buy on Amazon</text:span></text:span></text:a></text:p>
          </table:table-cell>
          <table:table-cell table:style-name="Table2.A1" office:value-type="string">
            <text:p text:style-name="Table_20_Contents">A VERY comprehensive book on Javascript. This Definitive Guide book is a classic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JavaScript: The Good Parts</text:span></text:span> by Douglas Crockford</text:p>
          </table:table-cell>
          <table:table-cell table:style-name="Table2.A1" office:value-type="string">
            <text:p text:style-name="Table_20_Contents"><text:a xlink:type="simple" xlink:href="http://www.amazon.com/JavaScript-Good-Parts-Douglas-Crockford/dp/0596517742/?tag=coursera-web-dev-20" office:target-frame-name="_blank" xlink:show="new" text:style-name="Internet_20_link" text:visited-style-name="Visited_20_Internet_20_Link"><text:span text:style-name="Strong_20_Emphasis"><text:span text:style-name="T1">Buy on Amazon</text:span></text:span></text:a></text:p>
          </table:table-cell>
          <table:table-cell table:style-name="Table2.A1" office:value-type="string">
            <text:p text:style-name="Table_20_Contents"><text:span text:style-name="Emphasis">Another classic!</text:span> Written by the inventor of JSON. <text:span text:style-name="Emphasis">Empowers you to harness the true power of Javascript as a language.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JavaScript and JQuery: Interactive Front-End Web Development</text:span></text:span> by Jon Duckett</text:p>
          </table:table-cell>
          <table:table-cell table:style-name="Table2.A1" office:value-type="string">
            <text:p text:style-name="Table_20_Contents"><text:a xlink:type="simple" xlink:href="http://www.amazon.com/JavaScript-JQuery-Interactive-Front-End-Development/dp/1118531647/?tag=coursera-web-dev-20" office:target-frame-name="_blank" xlink:show="new" text:style-name="Internet_20_link" text:visited-style-name="Visited_20_Internet_20_Link"><text:span text:style-name="Strong_20_Emphasis"><text:span text:style-name="T1">Buy on Amazon</text:span></text:span></text:a></text:p>
          </table:table-cell>
          <table:table-cell table:style-name="Table2.A1" office:value-type="string">
            <text:p text:style-name="Table_20_Contents"><text:span text:style-name="Strong_20_Emphasis">MY TOP PICK FOR JAVASCRIPT.</text:span> Just like his HTML/CSS book, this one is very visual and gets to the point quickly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20:21:09.866000000</meta:creation-date>
    <dc:date>2020-10-14T20:21:34.849000000</dc:date>
    <meta:editing-duration>PT25S</meta:editing-duration>
    <meta:editing-cycles>1</meta:editing-cycles>
    <meta:document-statistic meta:table-count="2" meta:image-count="0" meta:object-count="0" meta:page-count="1" meta:paragraph-count="33" meta:word-count="392" meta:character-count="2168" meta:non-whitespace-character-count="1809"/>
    <meta:generator>LibreOffice/4.3.0.4$Windows_x86 LibreOffice_project/62ad5818884a2fc2e5780dd45466868d41009ec0</meta:generator>
  </office:meta>
</office:document-meta>
</file>